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Área total</text:p>
          </table:table-cell>
          <table:table-cell table:style-name="ce1" office:value-type="string" calcext:value-type="string">
            <text:p>Desempenho Agropecuário</text:p>
          </table:table-cell>
          <table:table-cell table:style-name="ce1" office:value-type="string" calcext:value-type="string">
            <text:p>Aptidão</text:p>
          </table:table-cell>
          <table:table-cell table:style-name="ce1" office:value-type="string" calcext:value-type="string">
            <text:p>Proximidade com a rodovia</text:p>
          </table:table-cell>
        </table:table-row>
        <table:table-row table:style-name="ro2">
          <table:table-cell office:value-type="float" office:value="42424.24" calcext:value-type="float">
            <text:p>42.424,2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842.11" calcext:value-type="float">
            <text:p>36.842,1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000" calcext:value-type="float">
            <text:p>75.000,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0000" calcext:value-type="float">
            <text:p>80.000,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0" calcext:value-type="float">
            <text:p>60.000,0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769.23" calcext:value-type="float">
            <text:p>105.769,2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666.67" calcext:value-type="float">
            <text:p>66.666,6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79.78" calcext:value-type="float">
            <text:p>56.179,7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661.16" calcext:value-type="float">
            <text:p>20.661,1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379.31" calcext:value-type="float">
            <text:p>41.379,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500" calcext:value-type="float">
            <text:p>52.500,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2187.5" calcext:value-type="float">
            <text:p>72.187,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33.15" calcext:value-type="float">
            <text:p>11.733,15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000" calcext:value-type="float">
            <text:p>120.000,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00" calcext:value-type="float">
            <text:p>100.000,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076.92" calcext:value-type="float">
            <text:p>48.076,92</text:p>
          </table:table-cell>
          <table:table-cell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000" calcext:value-type="float">
            <text:p>70.000,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00" calcext:value-type="float">
            <text:p>100.000,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9:26:51.046109302</meta:creation-date>
    <dc:date>2024-07-18T09:49:35.206712931</dc:date>
    <meta:editing-duration>PT1M24S</meta:editing-duration>
    <meta:editing-cycles>1</meta:editing-cycles>
    <meta:document-statistic meta:table-count="1" meta:cell-count="95" meta:object-count="0"/>
    <meta:generator>LibreOffice/7.3.7.2$Linux_X86_64 LibreOffice_project/30$Build-2</meta:generator>
  </office:meta>
</office:document-meta>
</file>